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color="#ed1c2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chnology related to full stack development:</text:span></text:p>
      <text:list xml:id="list1254402766" text:style-name="L1">
        <text:list-header>
          <text:p text:style-name="P1"><text:span text:style-name="Strong_20_Emphasis">Front end:</text:span> It is the visible part of website or web application which is responsible for user experience. The user directly interacts with the front end portion of the web application or website.<text:line-break/><text:span text:style-name="Strong_20_Emphasis">Front end Languages:</text:span> The front end portion is built by using some languages which are discussed below:</text:p>
          <text:list>
            <text:list-item>
              <text:p text:style-name="P2"><text:a xlink:type="simple" xlink:href="https://www.geeksforgeeks.org/html-tutorials/" text:style-name="Internet_20_link" text:visited-style-name="Visited_20_Internet_20_Link"><text:span text:style-name="T1">HTML:</text:span></text:a> HTML stands for Hyper Text Markup Language. It is used to design the front end portion of web pages using markup language. HTML is the combination of Hypertext and Markup language. Hypertext defines the link between the web pages. The markup language is used to define the text documentation within tag which defines the structure of web pages. </text:p>
            </text:list-item>
            <text:list-item>
              <text:p text:style-name="P2"><text:a xlink:type="simple" xlink:href="https://www.geeksforgeeks.org/css-tutorials/" text:style-name="Internet_20_link" text:visited-style-name="Visited_20_Internet_20_Link"><text:span text:style-name="T1">CSS:</text:span></text:a> Cascading Style Sheets, fondly referred to as CSS, is a simply designed language intended to simplify the process of making web pages presentable. CSS allows you to apply styles to web pages. More importantly, CSS enables you to do this independent of the HTML that makes up each web page. </text:p>
            </text:list-item>
            <text:list-item>
              <text:p text:style-name="P2"><text:a xlink:type="simple" xlink:href="https://www.geeksforgeeks.org/javascript-tutorial/" text:style-name="Internet_20_link" text:visited-style-name="Visited_20_Internet_20_Link"><text:span text:style-name="T1">JavaScript:</text:span></text:a> JavaScript is a famous scripting language used to create the magic on the sites to make the site interactive for the user. It is used to enhancing the functionality of a website to running cool games and web-based software. </text:p>
              <text:p text:style-name="P2"><text:span text:style-name="Strong_20_Emphasis">Front End Frameworks and Libraries:</text:span> </text:p>
              <text:list>
                <text:list-item>
                  <text:p text:style-name="P2"><text:a xlink:type="simple" xlink:href="https://www.geeksforgeeks.org/category/web-technologies/angular-js/" text:style-name="Internet_20_link" text:visited-style-name="Visited_20_Internet_20_Link"><text:span text:style-name="Strong_20_Emphasis">AngularJS</text:span></text:a><text:span text:style-name="Strong_20_Emphasis">:</text:span> AngularJs is a JavaScript open source front-end framework that is mainly used to develop single page web applications(SPAs). It is a continuously growing and expanding framework which provides better ways for developing web applications. It changes the static HTML to dynamic HTML. It is an open source project which can be freely used and changed by anyone. It extends HTML attributes with Directives, and data is bound with HTML. </text:p>
                </text:list-item>
                <text:list-item>
                  <text:p text:style-name="P2"><text:a xlink:type="simple" xlink:href="https://www.geeksforgeeks.org/react-js-introduction-working/" text:style-name="Internet_20_link" text:visited-style-name="Visited_20_Internet_20_Link"><text:span text:style-name="Strong_20_Emphasis">React.js</text:span></text:a><text:span text:style-name="Strong_20_Emphasis">:</text:span> React is a declarative, efficient, and flexible JavaScript library for building user interfaces. ReactJS is an open-source, component-based front end library responsible only for the view layer of the application. It is maintained by Facebook. </text:p>
                </text:list-item>
                <text:list-item>
                  <text:p text:style-name="P2"><text:a xlink:type="simple" xlink:href="https://www.geeksforgeeks.org/bootstrap-tutorials/" text:style-name="Internet_20_link" text:visited-style-name="Visited_20_Internet_20_Link"><text:span text:style-name="Strong_20_Emphasis">Bootstrap</text:span></text:a><text:span text:style-name="Strong_20_Emphasis">:</text:span> Bootstrap is a free and open-source tool collection for creating responsive websites and web applications. It is the most popular HTML, CSS, and JavaScript framework for developing responsive, mobile-first web sites. </text:p>
                </text:list-item>
                <text:list-item>
                  <text:p text:style-name="P2"><text:a xlink:type="simple" xlink:href="https://www.geeksforgeeks.org/jquery-tutorials/" text:style-name="Internet_20_link" text:visited-style-name="Visited_20_Internet_20_Link"><text:span text:style-name="Strong_20_Emphasis">jQuery</text:span></text:a><text:span text:style-name="Strong_20_Emphasis">:</text:span> jQuery is an open source JavaScript library that simplifies the interactions between an HTML/CSS document, or more precisely the Document Object Model (DOM), and JavaScript. Elaborating the terms, jQuery simplifies HTML document traversing and manipulation, browser event handling, DOM animations, Ajax interactions, and cross-browser JavaScript development. </text:p>
                </text:list-item>
                <text:list-item>
                  <text:p text:style-name="P2"><text:span text:style-name="Strong_20_Emphasis">SASS:</text:span> It is the most reliable, mature and robust CSS extension language. It is used to extend the functionality of an existing CSS of a site including everything from variables, inheritance, and nesting with ease. </text:p>
                </text:list-item>
                <text:list-item>
                  <text:p text:style-name="P1">Some other libraries and frameworks are: Semantic-UI, Foundation, Materialize, Backbone.js, Express.js, Ember.js etc. </text:p>
                </text:list-item>
              </text:list>
              <text:p text:style-name="P1"><text:soft-page-break/><text:span text:style-name="Strong_20_Emphasis">Other Important Points:</text:span></text:p>
              <text:list text:continue-numbering="true">
                <text:list-item>
                  <text:p text:style-name="P2">Work with text editors to use shortcuts and its facilities i.e. Visual studio, Atom, Sublime etc. </text:p>
                </text:list-item>
                <text:list-item>
                  <text:p text:style-name="P2">Make UI responsible using grid system. </text:p>
                </text:list-item>
                <text:list-item>
                  <text:p text:style-name="P2">Git and git commands like init, add, commit etc for version control and to work with team. </text:p>
                </text:list-item>
                <text:list-item>
                  <text:p text:style-name="P2">Other tools like npm &amp; yarn package managers, sass css pre-processor, browser DevTools i.e. chrome devtools. </text:p>
                </text:list-item>
                <text:list-item>
                  <text:p text:style-name="P2">Understand using HTTP, JSON, GraphQL APIs to fetch data using axios or other tools. </text:p>
                </text:list-item>
                <text:list-item>
                  <text:p text:style-name="P1">It also requires some design skill to make layout and look better. </text:p>
                </text:list-item>
              </text:list>
              <text:p text:style-name="P1"><text:span text:style-name="Strong_20_Emphasis">Back end:</text:span> It refers to the server-side development of web application or website with a primary focus on how the website works. It is responsible for managing the database through queries and APIs by client-side commands. This type of website mainly consists of three parts front end, back end, and database.<text:line-break/>The back end portion is built by using some libraries, frameworks, and languages which are discussed below:</text:p>
            </text:list-item>
            <text:list-item>
              <text:p text:style-name="P2"><text:a xlink:type="simple" xlink:href="https://www.geeksforgeeks.org/php/" office:target-frame-name="_blank" xlink:show="new" text:style-name="Internet_20_link" text:visited-style-name="Visited_20_Internet_20_Link"><text:span text:style-name="T1">PHP:</text:span></text:a> PHP is a server-side scripting language designed specifically for web development. Since, PHP code executed on server side so it is called server side scripting language. </text:p>
            </text:list-item>
            <text:list-item>
              <text:p text:style-name="P2"><text:a xlink:type="simple" xlink:href="https://www.geeksforgeeks.org/c-plus-plus/" office:target-frame-name="_blank" xlink:show="new" text:style-name="Internet_20_link" text:visited-style-name="Visited_20_Internet_20_Link"><text:span text:style-name="T1">C++</text:span></text:a> It is a general purpose programming language and widely used now a days for competitive programming. It is also used as backend language. </text:p>
            </text:list-item>
            <text:list-item>
              <text:p text:style-name="P2"><text:a xlink:type="simple" xlink:href="https://www.geeksforgeeks.org/java/" office:target-frame-name="_blank" xlink:show="new" text:style-name="Internet_20_link" text:visited-style-name="Visited_20_Internet_20_Link"><text:span text:style-name="T1">Java:</text:span></text:a> Java is one of the most popular and widely used programming language and platform. It is highly scalable. Java components are easily available. </text:p>
            </text:list-item>
            <text:list-item>
              <text:p text:style-name="P2"><text:a xlink:type="simple" xlink:href="https://www.geeksforgeeks.org/python-programming-language/" office:target-frame-name="_blank" xlink:show="new" text:style-name="Internet_20_link" text:visited-style-name="Visited_20_Internet_20_Link"><text:span text:style-name="T1">Python:</text:span></text:a> Python is a programming language that lets you work quickly and integrate systems more efficiently. </text:p>
            </text:list-item>
            <text:list-item>
              <text:p text:style-name="P2"><text:a xlink:type="simple" xlink:href="https://www.geeksforgeeks.org/javascript-tutorial/" office:target-frame-name="_blank" xlink:show="new" text:style-name="Internet_20_link" text:visited-style-name="Visited_20_Internet_20_Link"><text:span text:style-name="T1">JavaScript:</text:span></text:a> Javascript can be used as both (front end and back end) programming languages. </text:p>
            </text:list-item>
            <text:list-item>
              <text:p text:style-name="P2"><text:a xlink:type="simple" xlink:href="https://www.geeksforgeeks.org/introduction-to-nodejs/" text:style-name="Internet_20_link" text:visited-style-name="Visited_20_Internet_20_Link"><text:span text:style-name="Strong_20_Emphasis">Node.js</text:span></text:a><text:span text:style-name="Strong_20_Emphasis">:</text:span> Node.js is an open source and cross-platform runtime environment for executing JavaScript code outside of a browser. You need to remember that NodeJS is not a framework and it’s not a programming language. Most of the people are confused and understand it’s a framework or a programming language. We often use Node.js for building back-end services like APIs like Web App or Mobile App. It’s used in production by large companies such as Paypal, Uber, Netflix, Wallmart and so on. </text:p>
            </text:list-item>
            <text:list-item>
              <text:p text:style-name="P2"><text:span text:style-name="Strong_20_Emphasis">Back End Frameworks:</text:span> The list of back end frameworks are: Express, Django, Rails, Laravel, Spring etc. </text:p>
            </text:list-item>
            <text:list-item>
              <text:p text:style-name="P1">The other back end program/scripting languages are: C#, Ruby, REST, GO etc. </text:p>
            </text:list-item>
          </text:list>
          <text:p text:style-name="P1"><text:span text:style-name="Strong_20_Emphasis">Other Important Points:</text:span></text:p>
          <text:list text:continue-numbering="true">
            <text:list-item>
              <text:p text:style-name="P2">Structuring the data in efficient way. </text:p>
            </text:list-item>
            <text:list-item>
              <text:p text:style-name="P2">Handle request-response of APIs for storing and retrieve data. </text:p>
            </text:list-item>
            <text:list-item>
              <text:p text:style-name="P1">Security of data is important. </text:p>
            </text:list-item>
          </text:list>
          <text:p text:style-name="P1"><text:span text:style-name="Strong_20_Emphasis">Note:</text:span> JavaScript is essential for all stacks as it is dominant technology on Web.</text:p>
          <text:p text:style-name="P1"><text:soft-page-break/><text:a xlink:type="simple" xlink:href="https://www.geeksforgeeks.org/dbms/" text:style-name="Internet_20_link" text:visited-style-name="Visited_20_Internet_20_Link"><text:span text:style-name="Strong_20_Emphasis">Database</text:span></text:a><text:span text:style-name="Strong_20_Emphasis">:</text:span> Database is the collection of inter-related data which helps in efficient retrieval, insertion and deletion of data from database and organizes the data in the form of tables, views, schemas, reports etc.</text:p>
          <text:list text:continue-numbering="true">
            <text:list-item>
              <text:p text:style-name="P2"><text:span text:style-name="T1">Oracle:</text:span> Oracle database is the collection of data which is treated as a unit. The purpose of this database is to store and retrieve information related to the query. It is a database server and used to manages information. </text:p>
            </text:list-item>
            <text:list-item>
              <text:p text:style-name="P2"><text:a xlink:type="simple" xlink:href="https://www.geeksforgeeks.org/mongodb-an-introduction/" text:style-name="Internet_20_link" text:visited-style-name="Visited_20_Internet_20_Link"><text:span text:style-name="Strong_20_Emphasis">MongoDB</text:span></text:a><text:span text:style-name="Strong_20_Emphasis">:</text:span> MongoDB, the most popular NoSQL database, is an open source document-oriented database. The term ‘NoSQL’ means ‘non-relational’. It means that MongoDB isn’t based on the table-like relational database structure but provides an altogether different mechanism for storage and retrieval of data. </text:p>
            </text:list-item>
            <text:list-item>
              <text:p text:style-name="P1"><text:a xlink:type="simple" xlink:href="https://www.geeksforgeeks.org/sql-tutorial/" text:style-name="Internet_20_link" text:visited-style-name="Visited_20_Internet_20_Link"><text:span text:style-name="T1">Sql</text:span></text:a><text:span text:style-name="T1">:</text:span> Structured Query Language is a standard Database language which is used to create, maintain and retrieve the relational database. </text:p>
            </text:list-item>
          </text:list>
          <text:p text:style-name="P1"><text:span text:style-name="Strong_20_Emphasis">Popular Stacks:</text:span></text:p>
          <text:list text:continue-numbering="true">
            <text:list-item>
              <text:p text:style-name="P2"><text:span text:style-name="Strong_20_Emphasis">MEAN Stack:</text:span> MongoDB, Express, AngularJS and Node.js. </text:p>
            </text:list-item>
            <text:list-item>
              <text:p text:style-name="P2"><text:span text:style-name="Strong_20_Emphasis">MERN Stack:</text:span> MongoDB, Express, ReactJS and Node.js </text:p>
            </text:list-item>
            <text:list-item>
              <text:p text:style-name="P2"><text:span text:style-name="Strong_20_Emphasis"><text:span text:style-name="T2">Django Stack:</text:span></text:span> Django, python and MySQL as Database. </text:p>
            </text:list-item>
            <text:list-item>
              <text:p text:style-name="P2"><text:span text:style-name="Strong_20_Emphasis">Rails or Ruby on Rails:</text:span> Uses Ruby, PHP and MySQL. </text:p>
            </text:list-item>
            <text:list-item>
              <text:p text:style-name="P1"><text:span text:style-name="Strong_20_Emphasis">LAMP Stack:</text:span> Linux, Apache, MySQL and PHP. </text:p>
            </text:list-item>
          </text:list>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17:11:31.629377150</meta:creation-date>
    <dc:date>2020-09-03T17:12:19.745705791</dc:date>
    <meta:editing-duration>PT48S</meta:editing-duration>
    <meta:editing-cycles>1</meta:editing-cycles>
    <meta:document-statistic meta:table-count="0" meta:image-count="0" meta:object-count="0" meta:page-count="3" meta:paragraph-count="43" meta:word-count="1064" meta:character-count="6563" meta:non-whitespace-character-count="5549"/>
    <meta:generator>LibreOffice/6.0.7.3$Linux_X86_64 LibreOffice_project/00m0$Build-3</meta:generator>
  </office:meta>
</office:document-meta>
</file>